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ans-serif"/>
    <style:font-face style:name="Liberation          Sans" svg:font-family="'Liberation          Sans', sans-serif"/>
    <style:font-face style:name="Liberation Sans1" svg:font-family="'Liberation Sans', sans-serif"/>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ans" fo:font-size="12pt" style:font-size-asian="12pt" style:font-size-complex="12pt"/>
    </style:style>
    <style:style style:name="P2" style:family="paragraph" style:parent-style-name="Preformatted_20_Text">
      <style:text-properties style:font-name="Liberation Sans" fo:font-size="12pt" fo:font-weight="bold" officeooo:rsid="00154b9f" officeooo:paragraph-rsid="00154b9f" style:font-size-asian="12pt" style:font-weight-asian="bold" style:font-size-complex="12pt" style:font-weight-complex="bold"/>
    </style:style>
    <style:style style:name="P3" style:family="paragraph" style:parent-style-name="Preformatted_20_Text">
      <style:paragraph-properties fo:margin-top="0cm" fo:margin-bottom="0.499cm" loext:contextual-spacing="false"/>
      <style:text-properties style:font-name="Liberation Sans" fo:font-size="12pt" style:font-size-asian="12pt" style:font-size-complex="12pt"/>
    </style:style>
    <style:style style:name="P4" style:family="paragraph" style:parent-style-name="Standard">
      <style:text-properties fo:color="#333333" style:font-name="Liberation Sans" fo:font-size="12pt" style:font-size-asian="12pt" style:font-size-complex="12pt"/>
    </style:style>
    <style:style style:name="P5" style:family="paragraph" style:parent-style-name="Standard">
      <style:text-properties fo:color="#333333" style:font-name="Liberation Sans" fo:font-size="12pt" fo:font-weight="bold" officeooo:rsid="00154b9f" officeooo:paragraph-rsid="00154b9f" fo:background-color="#ffffff" style:font-size-asian="12pt" style:font-weight-asian="bold" style:font-size-complex="12pt" style:font-weight-complex="bold"/>
    </style:style>
    <style:style style:name="P6" style:family="paragraph" style:parent-style-name="Standard">
      <style:text-properties style:font-name="Liberation Sans" fo:font-size="12pt" style:font-size-asian="12pt" style:font-size-complex="12pt"/>
    </style:style>
    <style:style style:name="P7" style:family="paragraph" style:parent-style-name="Standard">
      <style:text-properties style:font-name="Liberation Sans" fo:font-size="12pt" fo:font-weight="bold" officeooo:rsid="00154b9f" officeooo:paragraph-rsid="00154b9f" style:font-size-asian="12pt" style:font-weight-asian="bold" style:font-size-complex="12pt" style:font-weight-complex="bold"/>
    </style:style>
    <style:style style:name="P8" style:family="paragraph" style:parent-style-name="Text_20_body">
      <style:text-properties style:font-name="Liberation Sans" fo:font-size="12pt" style:font-size-asian="12pt" style:font-size-complex="12pt"/>
    </style:style>
    <style:style style:name="P9" style:family="paragraph" style:parent-style-name="Text_20_body" style:list-style-name="L1">
      <style:text-properties style:font-name="Liberation Sans" fo:font-size="12pt" style:font-size-asian="12pt" style:font-size-complex="12pt"/>
    </style:style>
    <style:style style:name="P10" style:family="paragraph" style:parent-style-name="Text_20_body">
      <style:paragraph-properties fo:margin-top="0cm" fo:margin-bottom="0cm" loext:contextual-spacing="false"/>
      <style:text-properties style:font-name="Liberation Sans" fo:font-size="12pt" style:font-size-asian="12pt" style:font-size-complex="12pt"/>
    </style:style>
    <style:style style:name="P11" style:family="paragraph" style:parent-style-name="Text_20_body">
      <style:paragraph-properties fo:margin-top="0cm" fo:margin-bottom="0cm" loext:contextual-spacing="false" fo:line-height="100%"/>
      <style:text-properties style:font-name="Liberation Sans" fo:font-size="12pt" style:font-size-asian="12pt" style:font-size-complex="12pt"/>
    </style:style>
    <style:style style:name="P12" style:family="paragraph" style:parent-style-name="Text_20_body" style:list-style-name="L1">
      <style:paragraph-properties fo:margin-top="0cm" fo:margin-bottom="0cm" loext:contextual-spacing="false"/>
      <style:text-properties style:font-name="Liberation Sans" fo:font-size="12pt" style:font-size-asian="12pt" style:font-size-complex="12pt"/>
    </style:style>
    <style:style style:name="P13" style:family="paragraph" style:parent-style-name="Text_20_body">
      <style:paragraph-properties fo:margin-top="0cm" fo:margin-bottom="0cm" loext:contextual-spacing="false" fo:line-height="100%"/>
      <style:text-properties style:font-name="Liberation Sans" fo:font-size="12pt" fo:font-style="italic" style:font-size-asian="12pt" style:font-size-complex="12pt"/>
    </style:style>
    <style:style style:name="P14" style:family="paragraph" style:parent-style-name="Text_20_body">
      <style:paragraph-properties fo:margin-top="0cm" fo:margin-bottom="0cm" loext:contextual-spacing="false" fo:line-height="100%"/>
      <style:text-properties style:font-name="Liberation Sans" fo:font-size="12pt" fo:font-weight="bold" officeooo:rsid="0015b4d1" officeooo:paragraph-rsid="0015b4d1" style:font-size-asian="12pt" style:font-weight-asian="bold" style:font-size-complex="12pt" style:font-weight-complex="bold"/>
    </style:style>
    <style:style style:name="P15" style:family="paragraph" style:parent-style-name="Text_20_body">
      <style:paragraph-properties fo:margin-top="0cm" fo:margin-bottom="0.499cm" loext:contextual-spacing="false"/>
      <style:text-properties style:font-name="Liberation Sans" fo:font-size="12pt" officeooo:paragraph-rsid="0015b4d1" style:font-size-asian="12pt" style:font-size-complex="12pt"/>
    </style:style>
    <style:style style:name="P16" style:family="paragraph" style:parent-style-name="Text_20_body">
      <style:paragraph-properties fo:margin-top="0cm" fo:margin-bottom="0.499cm" loext:contextual-spacing="false"/>
      <style:text-properties style:font-name="Liberation Sans" fo:font-size="12pt" fo:font-weight="bold" officeooo:paragraph-rsid="0015b4d1" style:font-size-asian="12pt" style:font-weight-asian="bold" style:font-size-complex="12pt" style:font-weight-complex="bold"/>
    </style:style>
    <style:style style:name="T1" style:family="text">
      <style:text-properties fo:font-weight="bold"/>
    </style:style>
    <style:style style:name="T2" style:family="text">
      <style:text-properties style:font-name="Liberation            Sans"/>
    </style:style>
    <style:style style:name="T3" style:family="text">
      <style:text-properties officeooo:rsid="0015b4d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mail <text:span text:style-name="T3">de Stéphane </text:span>du 24/08/2023</text:p>
      <text:p text:style-name="P4">Oui, nous avons récupéré la maison de Tourcoing peu après le retour de Papa en juin 1942, maison qui fut réquisitionnée par un officier allemand et sa suite dès l’invasion du 10 juin 1940. À  l’époque, nous étions absents, partis se réfugier à St Vincent avec grands parents et oncles et tantes. Papa, lui, nous avait quittés depuis le mois de septembre 1939 et avait été fait prisonnier dans les Ardennes.</text:p>
      <text:p text:style-name="P4">À propos du séjour de l’officier allemand, celui-ci avait remplacé la chaudière au charbon, ce qui avait réjoui Papa à son retour …</text:p>
      <text:p text:style-name="P4">Quant à notre scolarité à moi et Jipé, il est exact que nous avons été scolarisés à l’école des frères du Brun Pain et ensuite à partir de la sixième au collège du Sacré Coeur, puis au lycée Gambetta à Tourcoing.</text:p>
      <text:p text:style-name="P4">Enfin, concernant notre père, il n’a pas repris ses activités chez Jonglez dès mai 1942. Il a pris des vacances bien méritées pour revoir la famille et les amis ( les Delpierre par ex. amis de longue date des grands parents Leruste ) Pour preuve, Jipé et moi avons été inscrits en colonie de vacances à Servières le Château près de Tulle, puis l’année suivante dans l’Avesnois, ceci sans doute pour être plus libre et se faire plaisir après tant d’années néfastes. ( entre autres, décès de Marie en mars 1941)</text:p>
      <text:p text:style-name="P6"/>
      <text:p text:style-name="P14">e-mail de Régis le 24/08/2023</text:p>
      <text:p text:style-name="P11">J'en profite pour te poser une question en rapport au texte que j"ai précédemment écrit et recopier ci-dessous :</text:p>
      <text:p text:style-name="P13">En mai 1942, après 32 mois de captivité, Stéphane est libéré, il reprend son poste de Directeur chez Jonglez et habite sa maison, 8 rue Philippe de Girard à Tourcoing, avec ses trois enfants. Stéphane et jean-Pierre sont scolarisés à l’école des Frères située à proximité de la rue du Brun-Pain.</text:p>
      <text:p text:style-name="P10">J'ai un doute à propos de la disponibilité de la maison car tu as écrit par ailleurs qu'elle avait été réquisitionnée par un officier allemand.</text:p>
      <text:p text:style-name="P10"/>
      <text:p text:style-name="P10">La question est donc : la maison était-elle disponible en mai 1942 ?</text:p>
      <text:p text:style-name="P10"/>
      <text:p text:style-name="P6"/>
      <text:p text:style-name="P6"/>
      <text:p text:style-name="P7">e-mail <text:span text:style-name="T3">de Stéphane </text:span>du 11/08/2023</text:p>
      <text:p text:style-name="P6">1) À propos de St Vincent sur Jard, nous y sommes restés seulement pendant l’été 40 en compagnie des grands parents, Manu, Raymond,Thérèse. Renée, Dominique et Chantal nous ont rejoints ensuite.<text:line-break/>( Papa, André et Louis sous les drapeaux). À propos de Louis, il s’évadera du camp de prisonniers où il était relégué. Pour preuve, il sera au chevet de Marie souffrante avant son décès le 2 mars 1941.<text:line-break/>Au cours de cet été 40, nous n’avons pas été scolarisés puisque à la fin de cette période estivale, Marie, contre l’avis de la famille, a voulu remonter dans le nord avec ses trois enfants auprès de sa mère, Marie-Thérèse Gadenne.<text:line-break/>Concernant notre fratrie, Marie est remontée avec Patrick. Une image est restée dans ma mémoire : Patrick (2 ans et demi) refusait de marcher et se faisait transporter à bras ! Bonne Maman habitait au 3° étage d’un appartement à la Madeleine près de Lille et où nous avions trouvé refuge, (la maison de Tourcoing ayant été réquisitionnée par les Allemands). Donc, je vois toujours le visage crispé par l’effort de ma mère portant Patrick, étage par étage.<text:line-break/>2) Marie n’est donc pas allé à Tulle après la période de St Vincent, ayant rejoint sa mère, Bonne Maman Gadenne.<text:line-break/>3) Patrick, après le décès de Marie en 41, a vécu à Tulle, par périodes (?) C’est Thérèse qui s’est beaucoup occupé de lui. Concernant les séjours de mes frères, je pense que tu <text:soft-page-break/>auras plus de détails grâce à Michèle. En effet je me souviens que Jipé a fréquenté le lycée de Tulle. Quand ? Après le retour de Papa en 1943 ? Quant à moi, j’ai passé des vacances d’été à Tulle avec mes frères, après avoir passé seul (?) la ligne de démarcation de Vierzon, en “chemin de fer” avec arrêt et distribution de biscuits vitaminés par La Croix Rouge !!!</text:p>
      <text:p text:style-name="P6"/>
      <text:p text:style-name="P7">e-mail <text:span text:style-name="T3">de Stéphane </text:span>du 10/08:2023</text:p>
      <text:p text:style-name="P6">Rectification !</text:p>
      <text:p text:style-name="P6">Au cours de cet été 40, nous n’avons pas été scolarisés puisque à la fin de cette période estivale, Marie, contre l’avis de la famille, a voulu remonter <text:span text:style-name="T1">avec ses trois enfants</text:span> dans le nord auprès de sa mère, Marie-Thérèse Gadenne.</text:p>
      <text:p text:style-name="P6"/>
      <text:p text:style-name="P2">E-mail <text:span text:style-name="T3">de Stéphane </text:span>du 10/08/2023</text:p>
      <text:p text:style-name="P1">1) À propos de St Vincent sur Jard, nous y sommes restés seulement pendant l’été 40 en compagnie des grands parents, Manu, Raymond,Thérèse. Renée, Dominique et Chantal nous ont rejoints ensuite.</text:p>
      <text:p text:style-name="P1">( Papa, André et <text:s/>Louis sous les drapeaux). À propos de Louis, il s’évadera du camp de prisonniers où il était relégué. Pour preuve, il sera au chevet de Marie souffrante avant son décès le 2 mars 1941.</text:p>
      <text:p text:style-name="P1">Au cours de cet été 40, nous n’avons pas été scolarisés puisque à la fin de cette période estivale, Marie, contre l’avis de la famille, a voulu remonter dans le nord auprès de sa mère, Marie-Thérèse Gadenne.</text:p>
      <text:p text:style-name="P1">Concernant notre fratrie, Marie est remontée avec Patrick. Une image est restée dans ma mémoire : Patrick (2 ans et demi) refusait de marcher et se faisait transporter à bras ! Bonne Maman habitait au 3° étage d’un appartement à la Madeleine près de Lille et où nous avions trouvé refuge, (la maison de Tourcoing ayant été réquisitionnée par les Allemands). Donc, je vois toujours le visage crispé par l’effort de ma mère portant Patrick, étage par étage.</text:p>
      <text:p text:style-name="P1">2) Marie n’est donc pas allé à Tulle après la période de St Vincent, ayant rejoint sa mère, Bonne Maman Gadenne.</text:p>
      <text:p text:style-name="P3">3) Patrick, après le décès de Marie en 41, a vécu à Tulle, par périodes (?) C’est Thérèse qui s’est beaucoup occupé de lui. Concernant les séjours de mes frères, je pense que tu auras plus de détails grâce à Michèle. En effet <text:s/>je me souviens que Jipé a fréquenté le lycée de Tulle. Quand ? Après le retour de Papa en 1943 ? Quant à moi, j’ai passé des vacances d’été à Tulle avec mes frères, après avoir passé seul (?) la ligne de démarcation de Vierzon, en "chemin de fer" avec arrêt et distribution de biscuits vitaminés par La Croix Rouge !!!</text:p>
      <text:p text:style-name="P16"><text:span text:style-name="T3">e-mail de Régis le 09/08/2023</text:span></text:p>
      <text:p text:style-name="P15">Concernant la période de guerre, le fichier que je te joins constitue un complément par rapport au paragraphe Introduction de "Souvenirs de jeunesse".</text:p>
      <text:p text:style-name="P8">Ce complément est rédigé à partir des éléments que tu m'as transmis dans ton e-mail.</text:p>
      <text:p text:style-name="P8">Merci de me communiquer tes remarques et commentaires concernant ce texte ainsi que tes réponses aux questions suivantes :</text:p>
      <text:list xml:id="list1071834268" text:style-name="L1">
        <text:list-item>
          <text:p text:style-name="P12">Avez-vous été scolarisés à Saint-Vincent-sur-Jard ?</text:p>
        </text:list-item>
        <text:list-item>
          <text:p text:style-name="P12">Marie est-elle allée à Tulle ? </text:p>
        </text:list-item>
        <text:list-item>
          <text:p text:style-name="P9">Patrick est-il resté à Tulle après le retour de papa en mai 1942 ?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ans-serif"/>
    <style:font-face style:name="Liberation          Sans" svg:font-family="'Liberation          Sans', sans-serif"/>
    <style:font-face style:name="Liberation Sans1" svg:font-family="'Liberation Sans', sans-serif"/>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5T11:15:28.829004937</meta:creation-date>
    <meta:print-date>2023-08-25T11:35:36.361560215</meta:print-date>
    <dc:date>2023-08-25T11:36:38.999462367</dc:date>
    <meta:editing-duration>PT50S</meta:editing-duration>
    <meta:editing-cycles>1</meta:editing-cycles>
    <meta:document-statistic meta:table-count="0" meta:image-count="0" meta:object-count="0" meta:page-count="2" meta:paragraph-count="29" meta:word-count="1115" meta:character-count="6274" meta:non-whitespace-character-count="5186"/>
    <meta:generator>LibreOffice/6.4.7.2$Linux_X86_64 LibreOffice_project/40$Build-2</meta:generator>
  </office:meta>
</office:document-meta>
</file>